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>
            <text:p>Savings Calculator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Balance $'s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3" office:value-type="percentage" office:value="0.06">
            <text:p>6.00%</text:p>
          </table:table-cell>
          <table:table-cell office:value-type="string">
            <text:p><text:s/>= Investement Rate/Interest Rate / Yea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Interest at</text:p>
          </table:table-cell>
        </table:table-row>
        <table:table-row table:style-name="ro1">
          <table:table-cell table:number-columns-repeated="2"/>
          <table:table-cell office:value-type="string">
            <text:p>N Years</text:p>
          </table:table-cell>
          <table:table-cell table:style-name="ce1" office:value-type="string">
            <text:p>Savings</text:p>
          </table:table-cell>
          <table:table-cell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4]" office:value-type="currency" office:currency="USD" office:value="100">
            <text:p>$100.00</text:p>
          </table:table-cell>
          <table:table-cell table:formula="of:=[.D9]*[.$D$5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9]+[.E9]" office:value-type="currency" office:currency="USD" office:value="106">
            <text:p>$106.00</text:p>
          </table:table-cell>
          <table:table-cell table:formula="of:=[.D10]*[.$D$5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0]+[.E10]" office:value-type="currency" office:currency="USD" office:value="112.36">
            <text:p>$112.36</text:p>
          </table:table-cell>
          <table:table-cell table:formula="of:=[.D11]*[.$D$5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1]+[.E11]" office:value-type="currency" office:currency="USD" office:value="119.1016">
            <text:p>$119.10</text:p>
          </table:table-cell>
          <table:table-cell table:formula="of:=[.D12]*[.$D$5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2]+[.E12]" office:value-type="currency" office:currency="USD" office:value="126.247696">
            <text:p>$126.25</text:p>
          </table:table-cell>
          <table:table-cell table:formula="of:=[.D13]*[.$D$5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13]+[.E13]" office:value-type="currency" office:currency="USD" office:value="133.82255776">
            <text:p>$133.82</text:p>
          </table:table-cell>
          <table:table-cell table:formula="of:=[.D14]*[.$D$5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14]+[.E14]" office:value-type="currency" office:currency="USD" office:value="141.8519112256">
            <text:p>$141.85</text:p>
          </table:table-cell>
          <table:table-cell table:formula="of:=[.D15]*[.$D$5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15]+[.E15]" office:value-type="currency" office:currency="USD" office:value="150.363025899136">
            <text:p>$150.36</text:p>
          </table:table-cell>
          <table:table-cell table:formula="of:=[.D16]*[.$D$5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16]+[.E16]" office:value-type="currency" office:currency="USD" office:value="159.384807453084">
            <text:p>$159.38</text:p>
          </table:table-cell>
          <table:table-cell table:formula="of:=[.D17]*[.$D$5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17]+[.E17]" office:value-type="currency" office:currency="USD" office:value="168.947895900269">
            <text:p>$168.95</text:p>
          </table:table-cell>
          <table:table-cell table:formula="of:=[.D18]*[.$D$5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18]+[.E18]" office:value-type="currency" office:currency="USD" office:value="179.084769654285">
            <text:p>$179.08</text:p>
          </table:table-cell>
          <table:table-cell table:formula="of:=[.D19]*[.$D$5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19]+[.E19]" office:value-type="currency" office:currency="USD" office:value="189.829855833543">
            <text:p>$189.83</text:p>
          </table:table-cell>
          <table:table-cell table:formula="of:=[.D20]*[.$D$5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0]+[.E20]" office:value-type="currency" office:currency="USD" office:value="201.219647183555">
            <text:p>$201.22</text:p>
          </table:table-cell>
          <table:table-cell table:formula="of:=[.D21]*[.$D$5]" office:value-type="currency" office:currency="USD" office:value="12.0731788310133">
            <text:p>$12.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21]+[.E21]" office:value-type="currency" office:currency="USD" office:value="213.292826014568">
            <text:p>$213.29</text:p>
          </table:table-cell>
          <table:table-cell table:formula="of:=[.D22]*[.$D$5]" office:value-type="currency" office:currency="USD" office:value="12.7975695608741">
            <text:p>$12.8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22]+[.E22]" office:value-type="currency" office:currency="USD" office:value="226.090395575442">
            <text:p>$226.09</text:p>
          </table:table-cell>
          <table:table-cell table:formula="of:=[.D23]*[.$D$5]" office:value-type="currency" office:currency="USD" office:value="13.5654237345265">
            <text:p>$13.5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3]+[.E23]" office:value-type="currency" office:currency="USD" office:value="239.655819309969">
            <text:p>$239.66</text:p>
          </table:table-cell>
          <table:table-cell table:formula="of:=[.D24]*[.$D$5]" office:value-type="currency" office:currency="USD" office:value="14.3793491585981">
            <text:p>$14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24]+[.E24]" office:value-type="currency" office:currency="USD" office:value="254.035168468567">
            <text:p>$254.04</text:p>
          </table:table-cell>
          <table:table-cell table:formula="of:=[.D25]*[.$D$5]" office:value-type="currency" office:currency="USD" office:value="15.242110108114">
            <text:p>$15.2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25]+[.E25]" office:value-type="currency" office:currency="USD" office:value="269.277278576681">
            <text:p>$269.28</text:p>
          </table:table-cell>
          <table:table-cell table:formula="of:=[.D26]*[.$D$5]" office:value-type="currency" office:currency="USD" office:value="16.1566367146009">
            <text:p>$16.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26]+[.E26]" office:value-type="currency" office:currency="USD" office:value="285.433915291282">
            <text:p>$285.43</text:p>
          </table:table-cell>
          <table:table-cell table:formula="of:=[.D27]*[.$D$5]" office:value-type="currency" office:currency="USD" office:value="17.1260349174769">
            <text:p>$17.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27]+[.E27]" office:value-type="currency" office:currency="USD" office:value="302.559950208759">
            <text:p>$302.56</text:p>
          </table:table-cell>
          <table:table-cell table:formula="of:=[.D28]*[.$D$5]" office:value-type="currency" office:currency="USD" office:value="18.1535970125255">
            <text:p>$18.1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28]+[.E28]" office:value-type="currency" office:currency="USD" office:value="320.713547221285">
            <text:p>$320.71</text:p>
          </table:table-cell>
          <table:table-cell table:formula="of:=[.D29]*[.$D$5]" office:value-type="currency" office:currency="USD" office:value="19.2428128332771">
            <text:p>$19.2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29]+[.E29]" office:value-type="currency" office:currency="USD" office:value="339.956360054562">
            <text:p>$339.96</text:p>
          </table:table-cell>
          <table:table-cell table:formula="of:=[.D30]*[.$D$5]" office:value-type="currency" office:currency="USD" office:value="20.3973816032737">
            <text:p>$20.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0]+[.E30]" office:value-type="currency" office:currency="USD" office:value="360.353741657835">
            <text:p>$360.35</text:p>
          </table:table-cell>
          <table:table-cell table:formula="of:=[.D31]*[.$D$5]" office:value-type="currency" office:currency="USD" office:value="21.6212244994701">
            <text:p>$21.6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31]+[.E31]" office:value-type="currency" office:currency="USD" office:value="381.974966157305">
            <text:p>$381.97</text:p>
          </table:table-cell>
          <table:table-cell table:formula="of:=[.D32]*[.$D$5]" office:value-type="currency" office:currency="USD" office:value="22.9184979694383">
            <text:p>$22.9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32]+[.E32]" office:value-type="currency" office:currency="USD" office:value="404.893464126744">
            <text:p>$404.89</text:p>
          </table:table-cell>
          <table:table-cell table:formula="of:=[.D33]*[.$D$5]" office:value-type="currency" office:currency="USD" office:value="24.2936078476046">
            <text:p>$24.29</text:p>
          </table:table-cell>
        </table:table-row>
      </table:table>
      <table:table table:name="Inflation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Price $'s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3" office:value-type="percentage" office:value="0.06">
            <text:p>6.00%</text:p>
          </table:table-cell>
          <table:table-cell office:value-type="string">
            <text:p><text:s/>= Inflation Rate / Yea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Inflation at</text:p>
          </table:table-cell>
        </table:table-row>
        <table:table-row table:style-name="ro1">
          <table:table-cell table:number-columns-repeated="2"/>
          <table:table-cell office:value-type="string">
            <text:p>N Year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4]" office:value-type="currency" office:currency="USD" office:value="100">
            <text:p>$100.00</text:p>
          </table:table-cell>
          <table:table-cell table:formula="of:=[.D9]*[.$D$5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9]+[.E9]" office:value-type="currency" office:currency="USD" office:value="106">
            <text:p>$106.00</text:p>
          </table:table-cell>
          <table:table-cell table:formula="of:=[.D10]*[.$D$5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0]+[.E10]" office:value-type="currency" office:currency="USD" office:value="112.36">
            <text:p>$112.36</text:p>
          </table:table-cell>
          <table:table-cell table:formula="of:=[.D11]*[.$D$5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1]+[.E11]" office:value-type="currency" office:currency="USD" office:value="119.1016">
            <text:p>$119.10</text:p>
          </table:table-cell>
          <table:table-cell table:formula="of:=[.D12]*[.$D$5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2]+[.E12]" office:value-type="currency" office:currency="USD" office:value="126.247696">
            <text:p>$126.25</text:p>
          </table:table-cell>
          <table:table-cell table:formula="of:=[.D13]*[.$D$5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13]+[.E13]" office:value-type="currency" office:currency="USD" office:value="133.82255776">
            <text:p>$133.82</text:p>
          </table:table-cell>
          <table:table-cell table:formula="of:=[.D14]*[.$D$5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14]+[.E14]" office:value-type="currency" office:currency="USD" office:value="141.8519112256">
            <text:p>$141.85</text:p>
          </table:table-cell>
          <table:table-cell table:formula="of:=[.D15]*[.$D$5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15]+[.E15]" office:value-type="currency" office:currency="USD" office:value="150.363025899136">
            <text:p>$150.36</text:p>
          </table:table-cell>
          <table:table-cell table:formula="of:=[.D16]*[.$D$5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16]+[.E16]" office:value-type="currency" office:currency="USD" office:value="159.384807453084">
            <text:p>$159.38</text:p>
          </table:table-cell>
          <table:table-cell table:formula="of:=[.D17]*[.$D$5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17]+[.E17]" office:value-type="currency" office:currency="USD" office:value="168.947895900269">
            <text:p>$168.95</text:p>
          </table:table-cell>
          <table:table-cell table:formula="of:=[.D18]*[.$D$5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18]+[.E18]" office:value-type="currency" office:currency="USD" office:value="179.084769654285">
            <text:p>$179.08</text:p>
          </table:table-cell>
          <table:table-cell table:formula="of:=[.D19]*[.$D$5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19]+[.E19]" office:value-type="currency" office:currency="USD" office:value="189.829855833543">
            <text:p>$189.83</text:p>
          </table:table-cell>
          <table:table-cell table:formula="of:=[.D20]*[.$D$5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0]+[.E20]" office:value-type="currency" office:currency="USD" office:value="201.219647183555">
            <text:p>$201.22</text:p>
          </table:table-cell>
          <table:table-cell table:formula="of:=[.D21]*[.$D$5]" office:value-type="currency" office:currency="USD" office:value="12.0731788310133">
            <text:p>$12.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21]+[.E21]" office:value-type="currency" office:currency="USD" office:value="213.292826014568">
            <text:p>$213.29</text:p>
          </table:table-cell>
          <table:table-cell table:formula="of:=[.D22]*[.$D$5]" office:value-type="currency" office:currency="USD" office:value="12.7975695608741">
            <text:p>$12.8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22]+[.E22]" office:value-type="currency" office:currency="USD" office:value="226.090395575442">
            <text:p>$226.09</text:p>
          </table:table-cell>
          <table:table-cell table:formula="of:=[.D23]*[.$D$5]" office:value-type="currency" office:currency="USD" office:value="13.5654237345265">
            <text:p>$13.5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23]+[.E23]" office:value-type="currency" office:currency="USD" office:value="239.655819309969">
            <text:p>$239.66</text:p>
          </table:table-cell>
          <table:table-cell table:formula="of:=[.D24]*[.$D$5]" office:value-type="currency" office:currency="USD" office:value="14.3793491585981">
            <text:p>$14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24]+[.E24]" office:value-type="currency" office:currency="USD" office:value="254.035168468567">
            <text:p>$254.04</text:p>
          </table:table-cell>
          <table:table-cell table:formula="of:=[.D25]*[.$D$5]" office:value-type="currency" office:currency="USD" office:value="15.242110108114">
            <text:p>$15.2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25]+[.E25]" office:value-type="currency" office:currency="USD" office:value="269.277278576681">
            <text:p>$269.28</text:p>
          </table:table-cell>
          <table:table-cell table:formula="of:=[.D26]*[.$D$5]" office:value-type="currency" office:currency="USD" office:value="16.1566367146009">
            <text:p>$16.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26]+[.E26]" office:value-type="currency" office:currency="USD" office:value="285.433915291282">
            <text:p>$285.43</text:p>
          </table:table-cell>
          <table:table-cell table:formula="of:=[.D27]*[.$D$5]" office:value-type="currency" office:currency="USD" office:value="17.1260349174769">
            <text:p>$17.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27]+[.E27]" office:value-type="currency" office:currency="USD" office:value="302.559950208759">
            <text:p>$302.56</text:p>
          </table:table-cell>
          <table:table-cell table:formula="of:=[.D28]*[.$D$5]" office:value-type="currency" office:currency="USD" office:value="18.1535970125255">
            <text:p>$18.1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28]+[.E28]" office:value-type="currency" office:currency="USD" office:value="320.713547221285">
            <text:p>$320.71</text:p>
          </table:table-cell>
          <table:table-cell table:formula="of:=[.D29]*[.$D$5]" office:value-type="currency" office:currency="USD" office:value="19.2428128332771">
            <text:p>$19.2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29]+[.E29]" office:value-type="currency" office:currency="USD" office:value="339.956360054562">
            <text:p>$339.96</text:p>
          </table:table-cell>
          <table:table-cell table:formula="of:=[.D30]*[.$D$5]" office:value-type="currency" office:currency="USD" office:value="20.3973816032737">
            <text:p>$20.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0]+[.E30]" office:value-type="currency" office:currency="USD" office:value="360.353741657835">
            <text:p>$360.35</text:p>
          </table:table-cell>
          <table:table-cell table:formula="of:=[.D31]*[.$D$5]" office:value-type="currency" office:currency="USD" office:value="21.6212244994701">
            <text:p>$21.6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31]+[.E31]" office:value-type="currency" office:currency="USD" office:value="381.974966157305">
            <text:p>$381.97</text:p>
          </table:table-cell>
          <table:table-cell table:formula="of:=[.D32]*[.$D$5]" office:value-type="currency" office:currency="USD" office:value="22.9184979694383">
            <text:p>$22.9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32]+[.E32]" office:value-type="currency" office:currency="USD" office:value="404.893464126744">
            <text:p>$404.89</text:p>
          </table:table-cell>
          <table:table-cell table:formula="of:=[.D33]*[.$D$5]" office:value-type="currency" office:currency="USD" office:value="24.2936078476046">
            <text:p>$24.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01/18/2023</text:date>, <text:time>11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3-01-18T10:03:04.90</meta:creation-date>
    <dc:date>2023-01-18T11:37:06.01</dc:date>
    <dc:creator>Mark Lehr</dc:creator>
    <meta:editing-duration>PT1H34M1S</meta:editing-duration>
    <meta:editing-cycles>2</meta:editing-cycles>
    <meta:generator>OpenOffice/4.1.6$Win32 OpenOffice.org_project/416m1$Build-9790</meta:generator>
    <meta:document-statistic meta:table-count="2" meta:cell-count="167" meta:object-count="0"/>
  </office:meta>
</office:document-meta>
</file>